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```markdown</text:p>
      <text:p text:style-name="Standard">. 📂 auth-service</text:p>
      <text:p text:style-name="Standard">├── 📄 mvnw</text:p>
      <text:p text:style-name="Standard">├── 📄 mvnw.cmd</text:p>
      <text:p text:style-name="Standard">├── 📄 pom.xml</text:p>
      <text:p text:style-name="Standard">└── 📂 src/</text:p>
      <text:p text:style-name="Standard">│ <text:s/>└── 📂 main/</text:p>
      <text:p text:style-name="Standard">│ <text:s text:c="3"/>└── 📂 java/</text:p>
      <text:p text:style-name="Standard">│ <text:s text:c="5"/>└── 📂 com/</text:p>
      <text:p text:style-name="Standard">│ <text:s text:c="7"/>└── 📂 jdrbibli/</text:p>
      <text:p text:style-name="Standard">│ <text:s text:c="9"/>└── 📂 authservice/</text:p>
      <text:p text:style-name="Standard">│ <text:s text:c="11"/>├── 📄 AuthServiceApplication.java</text:p>
      <text:p text:style-name="Standard">│ <text:s text:c="11"/>└── 📂 config/</text:p>
      <text:p text:style-name="Standard">│ <text:s text:c="13"/>├── 📄 PasswordEncoderConfig.java</text:p>
      <text:p text:style-name="Standard">│ <text:s text:c="13"/>├── 📄 SecurityConfig.java</text:p>
      <text:p text:style-name="Standard">│ <text:s text:c="11"/>└── 📂 controller/</text:p>
      <text:p text:style-name="Standard">│ <text:s text:c="13"/>├── 📄 AuthController.java</text:p>
      <text:p text:style-name="Standard">│ <text:s text:c="11"/>└── 📂 dto/</text:p>
      <text:p text:style-name="Standard">│ <text:s text:c="13"/>├── 📄 InscriptionRequest.java</text:p>
      <text:p text:style-name="Standard">│ <text:s text:c="11"/>└── 📂 entity/</text:p>
      <text:p text:style-name="Standard">│ <text:s text:c="13"/>├── 📄 Role.java</text:p>
      <text:p text:style-name="Standard">│ <text:s text:c="13"/>├── 📄 User.java</text:p>
      <text:p text:style-name="Standard">│ <text:s text:c="11"/>└── 📂 repository/</text:p>
      <text:p text:style-name="Standard">│ <text:s text:c="13"/>├── 📄 RoleRepository.java</text:p>
      <text:p text:style-name="Standard">│ <text:s text:c="13"/>├── 📄 UserRepository.java</text:p>
      <text:p text:style-name="Standard">│ <text:s text:c="11"/>└── 📂 security/</text:p>
      <text:p text:style-name="Standard">│ <text:s text:c="11"/>└── 📂 service/</text:p>
      <text:p text:style-name="Standard">│ <text:s text:c="13"/>├── 📄 IUserService.java</text:p>
      <text:p text:style-name="Standard">│ <text:s text:c="13"/>├── 📄 UserService.java</text:p>
      <text:p text:style-name="Standard">│ <text:s text:c="3"/>└── 📂 resources/</text:p>
      <text:p text:style-name="Standard">│ <text:s text:c="5"/>├── 📄 application.yml</text:p>
      <text:p text:style-name="Standard">│ <text:s text:c="5"/>└── 📂 db/</text:p>
      <text:p text:style-name="Standard">│ <text:s text:c="7"/>└── 📂 migration/</text:p>
      <text:p text:style-name="Standard">│ <text:s text:c="9"/>├── 📄 V1__init_schema.sql</text:p>
      <text:p text:style-name="Standard">│ <text:s text:c="5"/>└── 📂 static/</text:p>
      <text:p text:style-name="Standard">│ <text:s text:c="5"/>└── 📂 templates/</text:p>
      <text:p text:style-name="Standard">│ <text:s/>└── 📂 test/</text:p>
      <text:p text:style-name="Standard">│ <text:s text:c="3"/>└── 📂 java/</text:p>
      <text:p text:style-name="Standard">│ <text:s text:c="5"/>└── 📂 com/</text:p>
      <text:p text:style-name="Standard">│ <text:s text:c="7"/>└── 📂 jdrbibli/</text:p>
      <text:p text:style-name="Standard">│ <text:s text:c="9"/>└── 📂 authservice/</text:p>
      <text:p text:style-name="Standard">│ <text:s text:c="11"/>├── 📄 AuthServiceApplicationTests.java</text:p>
      <text:p text:style-name="Standard">└── 📂 target/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4:33:51.950486400</meta:creation-date>
    <dc:date>2025-06-30T14:34:26.004231000</dc:date>
    <meta:editing-duration>PT34S</meta:editing-duration>
    <meta:editing-cycles>1</meta:editing-cycles>
    <meta:document-statistic meta:table-count="0" meta:image-count="0" meta:object-count="0" meta:page-count="1" meta:paragraph-count="44" meta:word-count="164" meta:character-count="1132" meta:non-whitespace-character-count="694"/>
    <meta:generator>LibreOffice/25.2.4.3$Windows_X86_64 LibreOffice_project/33e196637044ead23f5c3226cde09b47731f7e27</meta:generator>
  </office:meta>
</office:document-meta>
</file>